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2.527cm" fo:min-width="0cm"/>
      <style:paragraph-properties style:writing-mode="lr-tb"/>
    </style:style>
    <style:style style:name="gr2" style:family="graphic" style:parent-style-name="standard">
      <style:graphic-properties svg:stroke-color="#000000" draw:fill-color="#e16173" draw:textarea-horizontal-align="justify" draw:textarea-vertical-align="middle" draw:auto-grow-height="false" fo:min-height="9.91cm" fo:min-width="0.09cm"/>
    </style:style>
    <style:style style:name="gr3" style:family="graphic" style:parent-style-name="standard">
      <style:graphic-properties svg:stroke-color="#000000" draw:fill-color="#e16173" draw:textarea-horizontal-align="justify" draw:textarea-vertical-align="middle" draw:auto-grow-height="false" fo:min-height="7.899cm" fo:min-width="0.384cm"/>
    </style:style>
    <style:style style:name="gr4" style:family="graphic" style:parent-style-name="standard">
      <style:graphic-properties svg:stroke-color="#000000" draw:fill-color="#e16173" draw:textarea-horizontal-align="justify" draw:textarea-vertical-align="middle" draw:auto-grow-height="false" fo:min-height="5.473cm" fo:min-width="0.503cm"/>
    </style:style>
    <style:style style:name="gr5" style:family="graphic" style:parent-style-name="standard">
      <style:graphic-properties svg:stroke-color="#000000" draw:fill-color="#e16173" draw:textarea-horizontal-align="justify" draw:textarea-vertical-align="middle" draw:auto-grow-height="false" fo:min-height="3.135cm" fo:min-width="0.384cm"/>
    </style:style>
    <style:style style:name="gr6" style:family="graphic" style:parent-style-name="standard">
      <style:graphic-properties svg:stroke-color="#000000" draw:fill-color="#e16173" draw:textarea-horizontal-align="justify" draw:textarea-vertical-align="middle" draw:auto-grow-height="false" fo:min-height="0.981cm" fo:min-width="0.973cm"/>
    </style:style>
    <style:style style:name="gr7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2.929cm" fo:min-width="0.481cm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svg:stroke-color="#000000" draw:fill-color="#8e86ae" draw:textarea-horizontal-align="justify" draw:textarea-vertical-align="middle" draw:auto-grow-height="false" fo:min-height="0.981cm" fo:min-width="0.089cm"/>
    </style:style>
    <style:style style:name="gr1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.981cm" fo:min-width="0.089cm"/>
    </style:style>
    <style:style style:name="gr14" style:family="graphic" style:parent-style-name="standard">
      <style:graphic-properties svg:stroke-color="#000000" draw:fill-color="#8e86ae" draw:textarea-horizontal-align="justify" draw:textarea-vertical-align="middle" draw:auto-grow-height="false" fo:min-height="5.678cm" fo:min-width="0.282cm"/>
    </style:style>
    <style:style style:name="gr15" style:family="graphic" style:parent-style-name="standard">
      <style:graphic-properties svg:stroke-color="#000000" draw:fill-color="#77bc65" draw:textarea-horizontal-align="justify" draw:textarea-vertical-align="middle" draw:auto-grow-height="false" fo:min-height="5.678cm" fo:min-width="0.383cm"/>
    </style:style>
    <style:style style:name="gr16" style:family="graphic" style:parent-style-name="standard">
      <style:graphic-properties svg:stroke-color="#000000" draw:fill-color="#77bc65" draw:textarea-horizontal-align="justify" draw:textarea-vertical-align="middle" draw:auto-grow-height="false" fo:min-height="7.899cm" fo:min-width="0.286cm"/>
    </style:style>
    <style:style style:name="gr17" style:family="graphic" style:parent-style-name="standard">
      <style:graphic-properties svg:stroke-color="#000000" draw:fill-color="#8e86ae" draw:textarea-horizontal-align="justify" draw:textarea-vertical-align="middle" draw:auto-grow-height="false" fo:min-height="9.91cm" fo:min-width="0.216cm"/>
    </style:style>
    <style:style style:name="gr18" style:family="graphic" style:parent-style-name="standard">
      <style:graphic-properties svg:stroke-color="#000000" draw:fill-color="#77bc65" draw:textarea-horizontal-align="justify" draw:textarea-vertical-align="middle" draw:auto-grow-height="false" fo:min-height="9.91cm" fo:min-width="0.187cm"/>
    </style:style>
    <style:style style:name="gr19" style:family="graphic" style:parent-style-name="standard">
      <style:graphic-properties svg:stroke-color="#000000" draw:fill-color="#77bc65" draw:textarea-horizontal-align="justify" draw:textarea-vertical-align="middle" draw:auto-grow-height="false" fo:min-height="12.556cm" fo:min-width="0.102cm"/>
    </style:style>
    <style:style style:name="gr20" style:family="graphic" style:parent-style-name="standard">
      <style:graphic-properties svg:stroke-color="#000000" draw:fill-color="#8e86ae" draw:textarea-horizontal-align="justify" draw:textarea-vertical-align="middle" draw:auto-grow-height="false" fo:min-height="12.556cm" fo:min-width="0.089cm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12.556cm" fo:min-width="0.089cm"/>
    </style:style>
    <style:style style:name="gr22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23" style:family="graphic" style:parent-style-name="standard">
      <style:graphic-properties svg:stroke-color="#000000" draw:fill-color="#8e86ae" draw:textarea-horizontal-align="justify" draw:textarea-vertical-align="middle" draw:auto-grow-height="false" fo:min-height="12.556cm" fo:min-width="0.089cm"/>
      <style:paragraph-properties style:writing-mode="lr-tb"/>
    </style:style>
    <style:style style:name="gr24" style:family="graphic" style:parent-style-name="standard">
      <style:graphic-properties draw:stroke="dash" draw:stroke-dash="Long_20_Dash" svg:stroke-color="#e16173" draw:fill="none" draw:textarea-horizontal-align="justify" draw:textarea-vertical-align="middle" draw:auto-grow-height="false" fo:min-height="12.824cm" fo:min-width="7.67cm"/>
    </style:style>
    <style:style style:name="gr25" style:family="graphic" style:parent-style-name="standard">
      <style:graphic-properties svg:stroke-color="#000000" draw:fill-color="#808080" draw:textarea-horizontal-align="justify" draw:textarea-vertical-align="middle" draw:auto-grow-height="false" fo:min-height="12.556cm" fo:min-width="0.089cm"/>
      <style:paragraph-properties style:writing-mode="lr-tb"/>
    </style:style>
    <style:style style:name="gr26" style:family="graphic" style:parent-style-name="standard">
      <style:graphic-properties svg:stroke-color="#000000" draw:fill-color="#ffde59" draw:textarea-horizontal-align="justify" draw:textarea-vertical-align="middle" draw:auto-grow-height="false" fo:min-height="12.55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28" style:family="graphic" style:parent-style-name="standard">
      <style:graphic-properties svg:stroke-color="#000000" draw:fill-color="#8e86ae" draw:textarea-horizontal-align="justify" draw:textarea-vertical-align="middle" draw:auto-grow-height="false" fo:min-height="9.91cm" fo:min-width="0.089cm"/>
      <style:paragraph-properties style:writing-mode="lr-tb"/>
    </style:style>
    <style:style style:name="gr29" style:family="graphic" style:parent-style-name="standard">
      <style:graphic-properties svg:stroke-color="#000000" draw:fill-color="#729fcf" draw:textarea-horizontal-align="justify" draw:textarea-vertical-align="middle" draw:auto-grow-height="false" fo:min-height="9.91cm" fo:min-width="0.09cm"/>
    </style:style>
    <style:style style:name="gr30" style:family="graphic" style:parent-style-name="objectwithoutfill">
      <style:graphic-properties svg:stroke-width="0.053cm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fill-color="#ffde59" draw:textarea-horizontal-align="justify" draw:textarea-vertical-align="middle" draw:auto-grow-height="false" fo:min-height="0.385cm" fo:min-width="5.215cm"/>
      <style:paragraph-properties style:writing-mode="lr-tb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0.385cm" fo:min-width="5.215cm"/>
      <style:paragraph-properties style:writing-mode="lr-tb"/>
    </style:style>
    <style:style style:name="gr33" style:family="graphic" style:parent-style-name="standard">
      <style:graphic-properties draw:fill-color="#729fcf" draw:textarea-horizontal-align="justify" draw:textarea-vertical-align="middle" draw:auto-grow-height="false" fo:min-height="0.385cm" fo:min-width="5.215cm"/>
      <style:paragraph-properties style:writing-mode="lr-tb"/>
    </style:style>
    <style:style style:name="gr34" style:family="graphic" style:parent-style-name="standard">
      <style:graphic-properties draw:fill-color="#8e86ae" draw:textarea-horizontal-align="justify" draw:textarea-vertical-align="middle" draw:auto-grow-height="false" fo:min-height="0.385cm" fo:min-width="5.215cm"/>
      <style:paragraph-properties style:writing-mode="lr-tb"/>
    </style:style>
    <style:style style:name="gr35" style:family="graphic" style:parent-style-name="standard">
      <style:graphic-properties draw:fill-color="#77bc65" draw:textarea-horizontal-align="justify" draw:textarea-vertical-align="middle" draw:auto-grow-height="false" fo:min-height="0.385cm" fo:min-width="5.215cm"/>
      <style:paragraph-properties style:writing-mode="lr-tb"/>
    </style:style>
    <style:style style:name="P1" style:family="paragraph">
      <loext:graphic-properties draw:fill-color="#ff972f"/>
      <style:paragraph-properties fo:text-align="center" style:writing-mode="lr-tb"/>
      <style:text-properties fo:font-size="10pt"/>
    </style:style>
    <style:style style:name="P2" style:family="paragraph">
      <loext:graphic-properties draw:fill-color="#e16173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4pt" style:font-size-complex="14pt"/>
    </style:style>
    <style:style style:name="P4" style:family="paragraph">
      <loext:graphic-properties draw:fill-color="#77bc65"/>
      <style:paragraph-properties fo:text-align="center"/>
      <style:text-properties fo:font-size="10pt"/>
    </style:style>
    <style:style style:name="P5" style:family="paragraph">
      <loext:graphic-properties draw:fill-color="#8e86ae"/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7" style:family="paragraph">
      <loext:graphic-properties draw:fill-color="#729fcf"/>
      <style:paragraph-properties fo:text-align="center"/>
      <style:text-properties fo:font-size="10pt"/>
    </style:style>
    <style:style style:name="P8" style:family="paragraph">
      <loext:graphic-properties draw:fill-color="#8e86ae"/>
      <style:paragraph-properties fo:text-align="center" style:writing-mode="lr-tb"/>
      <style:text-properties fo:font-size="10pt"/>
    </style:style>
    <style:style style:name="P9" style:family="paragraph">
      <loext:graphic-properties draw:fill="none"/>
      <style:paragraph-properties fo:margin-left="-0.953cm" fo:margin-right="4.763cm" fo:text-align="center" fo:text-indent="1.11cm"/>
    </style:style>
    <style:style style:name="P10" style:family="paragraph">
      <loext:graphic-properties draw:fill-color="#808080"/>
      <style:paragraph-properties fo:text-align="center" style:writing-mode="lr-tb"/>
      <style:text-properties fo:font-size="10pt"/>
    </style:style>
    <style:style style:name="P11" style:family="paragraph">
      <loext:graphic-properties draw:fill-color="#ffde59"/>
      <style:paragraph-properties fo:text-align="center" style:writing-mode="lr-tb"/>
      <style:text-properties fo:font-size="10pt"/>
    </style:style>
    <style:style style:name="P12" style:family="paragraph">
      <loext:graphic-properties draw:fill="solid"/>
      <style:paragraph-properties fo:margin-left="-0.953cm" fo:margin-right="4.763cm" fo:text-align="center" fo:text-indent="1.11cm"/>
    </style:style>
    <style:style style:name="P13" style:family="paragraph">
      <style:paragraph-properties fo:text-align="center"/>
    </style:style>
    <style:style style:name="P14" style:family="paragraph">
      <loext:graphic-properties draw:fill-color="#ffde59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999999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8e86a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77bc65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1cm" svg:height="12.777cm" svg:x="0.903cm" svg:y="3.5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9cm" svg:height="10.16cm" svg:x="2.20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4cm" svg:height="8.149cm" svg:x="3.419cm" svg:y="5.8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03cm" svg:height="5.723cm" svg:x="5.067cm" svg:y="7.1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84cm" svg:height="3.385cm" svg:x="6.856cm" svg:y="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73cm" svg:height="1.231cm" svg:x="8.427cm" svg:y="8.99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167cm" svg:height="1.099cm" svg:x="3.261cm" svg:y="14.1cm">
          <draw:text-box>
            <text:p><text:span text:style-name="T1">256</text:span></text:p>
          </draw:text-box>
        </draw:frame>
        <draw:frame draw:style-name="gr7" draw:text-style-name="P3" draw:layer="layout" svg:width="1.521cm" svg:height="1.099cm" svg:x="6.758cm" svg:y="11.149cm">
          <draw:text-box>
            <text:p><text:span text:style-name="T1">1</text:span><text:span text:style-name="T1">0</text:span><text:span text:style-name="T1">2</text:span><text:span text:style-name="T1">4</text:span></text:p>
          </draw:text-box>
        </draw:frame>
        <draw:frame draw:style-name="gr7" draw:text-style-name="P3" draw:layer="layout" svg:width="1.324cm" svg:height="1.099cm" svg:x="5.088cm" svg:y="12.936cm">
          <draw:text-box>
            <text:p><text:span text:style-name="T1">5</text:span><text:span text:style-name="T1">1</text:span><text:span text:style-name="T1">2</text:span></text:p>
          </draw:text-box>
        </draw:frame>
        <draw:frame draw:style-name="gr7" draw:text-style-name="P3" draw:layer="layout" svg:width="1.406cm" svg:height="1.099cm" svg:x="8.624cm" svg:y="10.293cm">
          <draw:text-box>
            <text:p><text:span text:style-name="T1">2048</text:span></text:p>
          </draw:text-box>
        </draw:frame>
        <draw:custom-shape draw:style-name="gr8" draw:text-style-name="P4" draw:layer="layout" svg:width="0.981cm" svg:height="3.179cm" svg:x="12.01cm" svg:y="7.86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353cm" svg:height="0.645cm" svg:x="11.794cm" svg:y="11.033cm">
          <draw:text-box>
            <text:p><text:span text:style-name="T1">102</text:span><text:span text:style-name="T1">4</text:span></text:p>
          </draw:text-box>
        </draw:frame>
        <draw:custom-shape draw:style-name="gr10" draw:text-style-name="P5" draw:layer="layout" svg:width="0.589cm" svg:height="1.231cm" svg:x="10.391cm" svg:y="8.995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17cm" svg:height="1.1cm" svg:x="10.497cm" svg:y="10.309cm">
          <draw:text-box>
            <text:p><text:span text:style-name="T1">2048</text:span></text:p>
          </draw:text-box>
        </draw:frame>
        <draw:frame draw:style-name="gr12" draw:text-style-name="P6" draw:layer="layout" svg:width="2.553cm" svg:height="1.039cm" svg:x="8.256cm" svg:y="10.779cm">
          <draw:text-box>
            <text:p><text:span text:style-name="T2">Stage 5 </text:span><text:span text:style-name="T2">(24x4x4) </text:span></text:p>
          </draw:text-box>
        </draw:frame>
        <draw:frame draw:style-name="gr12" draw:text-style-name="P6" draw:layer="layout" svg:width="2.554cm" svg:height="1.039cm" svg:x="6.491cm" svg:y="12.026cm">
          <draw:text-box>
            <text:p><text:span text:style-name="T2">Stage 4 </text:span><text:span text:style-name="T2">(24x8x8) </text:span></text:p>
          </draw:text-box>
        </draw:frame>
        <draw:frame draw:style-name="gr12" draw:text-style-name="P6" draw:layer="layout" svg:width="2.553cm" svg:height="1.039cm" svg:x="4.827cm" svg:y="13.446cm">
          <draw:text-box>
            <text:p><text:span text:style-name="T2">Stage 3 (24x16x16) </text:span></text:p>
          </draw:text-box>
        </draw:frame>
        <draw:frame draw:style-name="gr12" draw:text-style-name="P6" draw:layer="layout" svg:width="2.554cm" svg:height="1.039cm" svg:x="3.175cm" svg:y="14.589cm">
          <draw:text-box>
            <text:p><text:span text:style-name="T2">Stage 2 (24x32x32) </text:span></text:p>
          </draw:text-box>
        </draw:frame>
        <draw:frame draw:style-name="gr12" draw:text-style-name="P6" draw:layer="layout" svg:width="2.553cm" svg:height="1.039cm" svg:x="2.033cm" svg:y="15.605cm">
          <draw:text-box>
            <text:p><text:span text:style-name="T2">Stage 1 </text:span><text:span text:style-name="T2">(24x64x64) </text:span></text:p>
          </draw:text-box>
        </draw:frame>
        <draw:custom-shape draw:style-name="gr13" draw:text-style-name="P7" draw:layer="layout" svg:width="0.589cm" svg:height="1.231cm" svg:x="10.98cm" svg:y="8.9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782cm" svg:height="5.928cm" draw:transform="skewX (0.00139626340159546) translate (14.425cm 6.9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883cm" svg:height="5.928cm" svg:x="13.534cm" svg:y="6.9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786cm" svg:height="8.149cm" svg:x="15.748cm" svg:y="5.8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716cm" svg:height="10.16cm" svg:x="17.973cm" svg:y="4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87cm" svg:height="10.16cm" svg:x="17.286cm" svg:y="4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02cm" svg:height="12.806cm" svg:x="20.962cm" svg:y="3.44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1cm" svg:height="0.645cm" svg:x="5.128cm" svg:y="2.975cm">
          <draw:text-box>
            <text:p><text:span text:style-name="T2">Res</text:span><text:span text:style-name="T2">Net5</text:span><text:span text:style-name="T2">0</text:span></text:p>
          </draw:text-box>
        </draw:frame>
        <draw:custom-shape draw:style-name="gr20" draw:text-style-name="P5" draw:layer="layout" svg:width="0.589cm" svg:height="12.806cm" svg:x="22.153cm" svg:y="3.4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89cm" svg:height="12.806cm" svg:x="21.564cm" svg:y="3.44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22cm" svg:height="0.645cm" svg:x="13.828cm" svg:y="12.871cm">
          <draw:text-box>
            <text:p><text:span text:style-name="T1">512</text:span></text:p>
          </draw:text-box>
        </draw:frame>
        <draw:frame draw:style-name="gr9" draw:text-style-name="P3" draw:layer="layout" svg:width="1.221cm" svg:height="0.645cm" svg:x="15.694cm" svg:y="14.035cm">
          <draw:text-box>
            <text:p><text:span text:style-name="T1">2</text:span><text:span text:style-name="T1">5</text:span><text:span text:style-name="T1">6</text:span></text:p>
          </draw:text-box>
        </draw:frame>
        <draw:frame draw:style-name="gr12" draw:text-style-name="P6" draw:layer="layout" svg:width="2.554cm" svg:height="1.039cm" svg:x="17.78cm" svg:y="15.836cm">
          <draw:text-box>
            <text:p><text:span text:style-name="T2">Stage 9 </text:span><text:span text:style-name="T2">(24x64x64) </text:span></text:p>
          </draw:text-box>
        </draw:frame>
        <draw:frame draw:style-name="gr12" draw:text-style-name="P6" draw:layer="layout" svg:width="2.553cm" svg:height="1.039cm" svg:x="15.114cm" svg:y="14.462cm">
          <draw:text-box>
            <text:p><text:span text:style-name="T2">Stage </text:span><text:span text:style-name="T2">8 </text:span><text:span text:style-name="T2">(24x3</text:span><text:span text:style-name="T2">2x32) </text:span></text:p>
          </draw:text-box>
        </draw:frame>
        <draw:frame draw:style-name="gr12" draw:text-style-name="P6" draw:layer="layout" svg:width="2.553cm" svg:height="1.039cm" svg:x="13.082cm" svg:y="13.423cm">
          <draw:text-box>
            <text:p><text:span text:style-name="T2">S</text:span><text:span text:style-name="T2">t</text:span><text:span text:style-name="T2">a</text:span><text:span text:style-name="T2">g</text:span><text:span text:style-name="T2">e</text:span><text:span text:style-name="T2"> </text:span><text:span text:style-name="T2">7</text:span><text:span text:style-name="T2"> </text:span><text:span text:style-name="T2">(</text:span><text:span text:style-name="T2">2</text:span><text:span text:style-name="T2">4</text:span><text:span text:style-name="T2">x</text:span><text:span text:style-name="T2">1</text:span><text:span text:style-name="T2">6</text:span><text:span text:style-name="T2">x</text:span><text:span text:style-name="T2">1</text:span><text:span text:style-name="T2">6</text:span><text:span text:style-name="T2">)</text:span><text:span text:style-name="T2"> </text:span></text:p>
          </draw:text-box>
        </draw:frame>
        <draw:frame draw:style-name="gr12" draw:text-style-name="P6" draw:layer="layout" svg:width="2.553cm" svg:height="1.039cm" svg:x="11.404cm" svg:y="11.62cm">
          <draw:text-box>
            <text:p><text:span text:style-name="T2">St</text:span><text:span text:style-name="T2">ag</text:span><text:span text:style-name="T2">e 6 </text:span><text:span text:style-name="T2">(24</text:span><text:span text:style-name="T2">x8</text:span><text:span text:style-name="T2">x8) </text:span></text:p>
          </draw:text-box>
        </draw:frame>
        <draw:frame draw:style-name="gr22" draw:text-style-name="P3" draw:layer="layout" svg:width="1.143cm" svg:height="0.658cm" svg:x="17.413cm" svg:y="15.074cm">
          <draw:text-box>
            <text:p><text:span text:style-name="T1">128</text:span></text:p>
          </draw:text-box>
        </draw:frame>
        <draw:frame draw:style-name="gr12" draw:text-style-name="P6" draw:layer="layout" svg:width="2.715cm" svg:height="1.039cm" svg:x="22.572cm" svg:y="17.002cm">
          <draw:text-box>
            <text:p><text:span text:style-name="T2">Stage </text:span><text:span text:style-name="T2">10 </text:span><text:span text:style-name="T2">(24x1</text:span><text:span text:style-name="T2">28x12</text:span><text:span text:style-name="T2">8) </text:span></text:p>
          </draw:text-box>
        </draw:frame>
        <draw:frame draw:style-name="gr9" draw:text-style-name="P6" draw:layer="layout" svg:width="1.079cm" svg:height="0.645cm" svg:x="2.046cm" svg:y="15.097cm">
          <draw:text-box>
            <text:p><text:span text:style-name="T2">64</text:span></text:p>
          </draw:text-box>
        </draw:frame>
        <draw:frame draw:style-name="gr12" draw:text-style-name="P3" draw:layer="layout" svg:width="1.08cm" svg:height="1.039cm" svg:x="21.54cm" svg:y="16.279cm">
          <draw:text-box>
            <text:p><text:span text:style-name="T1">64</text:span></text:p>
          </draw:text-box>
        </draw:frame>
        <draw:custom-shape draw:style-name="gr23" draw:text-style-name="P8" draw:layer="layout" svg:width="0.589cm" svg:height="12.806cm" svg:x="23.99cm" svg:y="3.4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89cm" svg:height="12.806cm" svg:x="23.407cm" svg:y="3.44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measurelines" svg:width="1.006cm" svg:height="1.039cm" svg:x="23.646cm" svg:y="16.319cm">
          <draw:text-box>
            <text:p><text:span text:style-name="T1">16</text:span></text:p>
          </draw:text-box>
        </draw:frame>
        <draw:custom-shape draw:style-name="gr24" draw:text-style-name="P9" draw:layer="measurelines" svg:width="8.17cm" svg:height="13.074cm" svg:x="1.977cm" svg:y="3.6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measurelines" svg:width="0.589cm" svg:height="12.806cm" svg:x="25.28cm" svg:y="3.44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measurelines" svg:width="0.88cm" svg:height="0.645cm" svg:x="25.28cm" svg:y="16.319cm">
          <draw:text-box>
            <text:p><text:span text:style-name="T1">4</text:span></text:p>
          </draw:text-box>
        </draw:frame>
        <draw:custom-shape draw:style-name="gr26" draw:text-style-name="P11" draw:layer="measurelines" svg:width="0.356cm" svg:height="12.806cm" svg:x="26.563cm" svg:y="3.448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measurelines" svg:width="0.958cm" svg:height="0.691cm" svg:x="26.378cm" svg:y="16.311cm">
          <draw:text-box>
            <text:p><text:span text:style-name="T1">4</text:span></text:p>
          </draw:text-box>
        </draw:frame>
        <draw:custom-shape draw:style-name="gr28" draw:text-style-name="P8" draw:layer="measurelines" svg:width="0.589cm" svg:height="10.16cm" svg:x="19.797cm" svg:y="4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measurelines" svg:width="0.59cm" svg:height="10.16cm" svg:x="19.213cm" svg:y="4.8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measurelines" svg:width="0.934cm" svg:height="0.645cm" svg:x="19.4cm" svg:y="15.097cm">
          <draw:text-box>
            <text:p><text:span text:style-name="T1">64</text:span></text:p>
          </draw:text-box>
        </draw:frame>
        <draw:polyline draw:style-name="gr30" draw:text-style-name="P12" draw:layer="measurelines" svg:width="4.825cm" svg:height="12.191cm" draw:transform="rotate (1.5707963267949) translate (4.713cm 10.017cm)" svg:viewBox="0 0 4826 12192" draw:points="0,0 4826,0 4826,12192 127,12192">
          <text:p/>
        </draw:polyline>
        <draw:polyline draw:style-name="gr30" draw:text-style-name="P12" draw:layer="measurelines" svg:width="3.809cm" svg:height="9.016cm" draw:transform="rotate (1.5707963267949) translate (6.491cm 9.89cm)" svg:viewBox="0 0 3810 9017" draw:points="0,0 3810,0 3810,9017 0,9017">
          <text:p/>
        </draw:polyline>
        <draw:polyline draw:style-name="gr30" draw:text-style-name="P12" draw:layer="measurelines" svg:width="2.539cm" svg:height="5.079cm" draw:transform="rotate (1.5707963267949) translate (8.142cm 9.89cm)" svg:viewBox="0 0 2540 5080" draw:points="0,0 2540,0 2540,5080 0,5080">
          <text:p/>
        </draw:polyline>
        <draw:custom-shape draw:style-name="gr31" draw:text-style-name="P14" draw:layer="layout" svg:width="5.715cm" svg:height="0.635cm" svg:x="0.522cm" svg:y="17.256cm">
          <text:p text:style-name="P13"><text:span text:style-name="T3">soft</text:span><text:span text:style-name="T3">max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.715cm" svg:height="0.635cm" svg:x="0.522cm" svg:y="17.891cm">
          <text:p text:style-name="P13"><text:span text:style-name="T3">1x1x</text:span><text:span text:style-name="T3">1 </text:span><text:span text:style-name="T3">conv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5.715cm" svg:height="0.635cm" svg:x="0.522cm" svg:y="18.526cm">
          <text:p text:style-name="P13"><text:span text:style-name="T3">1x3x3 conv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715cm" svg:height="0.635cm" svg:x="0.522cm" svg:y="18.526cm">
          <text:p text:style-name="P13"><text:span text:style-name="T3">1x3x3 conv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5.715cm" svg:height="0.635cm" svg:x="0.522cm" svg:y="19.161cm">
          <text:p text:style-name="P13"><text:span text:style-name="T3">3x1x1 conv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5.715cm" svg:height="0.635cm" svg:x="0.522cm" svg:y="19.796cm">
          <text:p text:style-name="P13"><text:span text:style-name="T3">t</text:span><text:span text:style-name="T3">r</text:span><text:span text:style-name="T3">a</text:span><text:span text:style-name="T3">n</text:span><text:span text:style-name="T3">s</text:span><text:span text:style-name="T3">p</text:span><text:span text:style-name="T3">. </text:span><text:span text:style-name="T3">C</text:span><text:span text:style-name="T3">o</text:span><text:span text:style-name="T3">n</text:span><text:span text:style-name="T3">v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1</text:span><text:span text:style-name="T3">x</text:span><text:span text:style-name="T3">2</text:span><text:span text:style-name="T3">x</text:span><text:span text:style-name="T3">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395cm" fo:margin-right="0.39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6:05:48.408279752</meta:creation-date>
    <dc:date>2020-08-03T17:26:41.789476270</dc:date>
    <meta:editing-duration>PT1H33M23S</meta:editing-duration>
    <meta:editing-cycles>2</meta:editing-cycles>
    <meta:generator>LibreOffice/6.4.4.2$Linux_X86_64 LibreOffice_project/40$Build-2</meta:generator>
    <meta:document-statistic meta:object-count="59"/>
  </office:meta>
</office:document-meta>
</file>